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62cm" fo:min-width="6.866cm"/>
    </style:style>
    <style:style style:name="gr2" style:family="graphic" style:parent-style-name="standard">
      <style:graphic-properties draw:textarea-horizontal-align="justify" draw:textarea-vertical-align="middle" draw:auto-grow-height="false" fo:min-height="1.092cm" fo:min-width="4.1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6.8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draw:fill="none" fo:min-height="1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366cm" svg:height="7.112cm" svg:x="9.906cm" svg:y="8.144cm">
          <text:p text:style-name="P1"><text:span text:style-name="T1">Text</text:span></text:p>
          <text:p text:style-name="P1"><text:span text:style-name="T1">Class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19cm" svg:height="2.54cm" svg:x="8.381cm" svg:y="4.38cm">
          <text:p text:style-name="P1">Aweso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3" draw:id="id3" draw:layer="layout" svg:width="4.619cm" svg:height="2.54cm" svg:x="13.981cm" svg:y="4.381cm">
          <text:p text:style-name="P1">Stupi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13.589cm" svg:y1="8.144cm" svg:x2="10.691cm" svg:y2="6.92cm" draw:start-shape="id1" draw:start-glue-point="0" draw:end-shape="id2" draw:end-glue-point="7" svg:d="M13589 8144v-611h-2898v-613" svg:viewBox="0 0 2899 1225">
          <text:p/>
        </draw:connector>
        <draw:connector draw:style-name="gr3" draw:text-style-name="P1" draw:layer="layout" svg:x1="13.589cm" svg:y1="8.144cm" svg:x2="16.291cm" svg:y2="6.921cm" draw:start-shape="id1" draw:start-glue-point="0" draw:end-shape="id3" draw:end-glue-point="7" svg:d="M13589 8144v-611h2702v-612" svg:viewBox="0 0 2703 1224">
          <text:p/>
        </draw:connector>
        <draw:custom-shape draw:style-name="gr4" draw:text-style-name="P2" draw:layer="layout" svg:width="7.366cm" svg:height="3.81cm" svg:x="1.524cm" svg:y="9.7cm">
          <text:p text:style-name="P1"><text:span text:style-name="T1">classifier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366cm" svg:height="3.81cm" svg:x="18.324cm" svg:y="9.7cm">
          <text:p text:style-name="P1"><text:span text:style-name="T1">classifier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044cm" svg:y1="11.732cm" svg:x2="9.806cm" svg:y2="11.732cm">
          <text:p/>
        </draw:line>
        <draw:line draw:style-name="gr5" draw:text-style-name="P3" draw:layer="layout" svg:x1="17.444cm" svg:y1="11.732cm" svg:x2="18.206cm" svg:y2="11.732cm">
          <text:p/>
        </draw:line>
        <draw:frame draw:style-name="gr6" draw:text-style-name="P4" draw:layer="layout" svg:width="8.334cm" svg:height="1.674cm" svg:x="1.107cm" svg:y="14.15cm">
          <draw:text-box>
            <text:p text:style-name="P1"><text:span text:style-name="T2">ie. current page</text:span></text:p>
          </draw:text-box>
        </draw:frame>
        <draw:frame draw:style-name="gr7" draw:text-style-name="P4" draw:layer="layout" svg:width="8.334cm" svg:height="2.139cm" svg:x="17.907cm" svg:y="14.15cm">
          <draw:text-box>
            <text:p text:style-name="P1"><text:span text:style-name="T2">ie. extension drop down displ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16:20:57.506665360</meta:creation-date>
    <dc:date>2017-06-01T16:22:16.781681323</dc:date>
    <meta:editing-duration>PT1M19S</meta:editing-duration>
    <meta:editing-cycles>1</meta:editing-cycles>
    <meta:document-statistic meta:object-count="11"/>
    <meta:generator>LibreOffice/5.2.4.2.1$Linux_X86_64 LibreOffice_project/20m0$Build-2</meta:generator>
  </office:meta>
</office:document-meta>
</file>